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5-21_12-07-11_000.jpg</text:p>
          </table:table-cell>
          <table:table-cell table:style-name="ce36" office:value-type="string">
            <text:p>:m RES 1*2 / free# JVEMV6 68#_262:1 / 68. theoretical-physics(tp) / topics=波動方程式,w=~,doc=r-7-A1~1.1.3#4-2;r-7-A1~1.1.2#1,s=~,i=~,other=calc+:-1.1:(∂ψ/∂t);calc+:-2.1:(∂^2ψ/∂t^2)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RES 1*2 / free# JVEMV6 68#_262:1 / 68. theoretical-physics(tp) / topics=波動方程式,w=~,doc=r-7-A1~1.1.3#4-2;r-7-A1~1.1.2#1,s=~,i=~,other=calc+:-1.1:(∂ψ/∂t);calc+:-2.1:(∂^2ψ/∂t^2)">
            <text:p>:m RES 1*2 / free# JVEMV6 68#_262:1 / 68. theoretical-physics(tp) / topics=波動方程式,w=~,doc=r-7-A1~1.1.3#4-2;r-7-A1~1.1.2#1,s=~,i=~,other=calc+:-1.1:(∂ψ/∂t);calc+:-2.1:(∂^2ψ/∂t^2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5-21_12-07-25_000.jpg</text:p>
          </table:table-cell>
          <table:table-cell table:style-name="ce36" office:value-type="string">
            <text:p>:m RES 2*2 / free# JVEMV6 68#_262:1 / 68. theoretical-physics(tp) / topics=波動方程式,w=~,doc=r-7-A1~1.1.3#4-2;r-7-A1~1.1.2#1,s=~,i=~,other=calc+:-2.1:(∂^2ψ/∂t^2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RES 2*2 / free# JVEMV6 68#_262:1 / 68. theoretical-physics(tp) / topics=波動方程式,w=~,doc=r-7-A1~1.1.3#4-2;r-7-A1~1.1.2#1,s=~,i=~,other=calc+:-2.1:(∂^2ψ/∂t^2)">
            <text:p>:m RES 2*2 / free# JVEMV6 68#_262:1 / 68. theoretical-physics(tp) / topics=波動方程式,w=~,doc=r-7-A1~1.1.3#4-2;r-7-A1~1.1.2#1,s=~,i=~,other=calc+:-2.1:(∂^2ψ/∂t^2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5-21_12-42-1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5-21_17-13-04_000.jpg</text:p>
          </table:table-cell>
          <table:table-cell table:style-name="ce36" office:value-type="string">
            <text:p>:m RES 1*3 / free# JVEMV6 68#_262:1 / 68. theoretical-physics(tp) / topics=波動方程式,w=~,doc=r-7-A1~1.1.2#1-2,s=~,i=~,other=calc+:((Re^(iθ))*e^(i(kx-wt)))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1*3 / free# JVEMV6 68#_262:1 / 68. theoretical-physics(tp) / topics=波動方程式,w=~,doc=r-7-A1~1.1.2#1-2,s=~,i=~,other=calc+:((Re^(iθ))*e^(i(kx-wt)))">
            <text:p>:m RES 1*3 / free# JVEMV6 68#_262:1 / 68. theoretical-physics(tp) / topics=波動方程式,w=~,doc=r-7-A1~1.1.2#1-2,s=~,i=~,other=calc+:((Re^(iθ))*e^(i(kx-wt)))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5-21_17-13-21_000.jpg</text:p>
          </table:table-cell>
          <table:table-cell table:style-name="ce36" office:value-type="string">
            <text:p>:m RES 2*3 / free# JVEMV6 68#_262:1 / 68. theoretical-physics(tp) / topics=波動方程式,w=~,doc=r-7-A1~1.1.2#1-2;r-7-A1~1.1.1#10.5,s=~,i=~,other=calc+:((Re^(iθ))*e^(i(kx-wt)));calc+:(-iħ∂/∂x(ψ_λ));calc+:((1/2m)*p^2=(1/2m)*ħ^2/λ^2*(2π)^2)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2*3 / free# JVEMV6 68#_262:1 / 68. theoretical-physics(tp) / topics=波動方程式,w=~,doc=r-7-A1~1.1.2#1-2;r-7-A1~1.1.1#10.5,s=~,i=~,other=calc+:((Re^(iθ))*e^(i(kx-wt)));calc+:(-iħ∂/∂x(ψ_λ));calc+:((1/2m)*p^2=(1/2m)*ħ^2/λ^2*(2π)^2);memo+">
            <text:p>:m RES 2*3 / free# JVEMV6 68#_262:1 / 68. theoretical-physics(tp) / topics=波動方程式,w=~,doc=r-7-A1~1.1.2#1-2;r-7-A1~1.1.1#10.5,s=~,i=~,other=calc+:((Re^(iθ))*e^(i(kx-wt)));calc+:(-iħ∂/∂x(ψ_λ));calc+:((1/2m)*p^2=(1/2m)*ħ^2/λ^2*(2π)^2);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5-21_17-13-36_000.jpg</text:p>
          </table:table-cell>
          <table:table-cell table:style-name="ce36" office:value-type="string">
            <text:p>:m RES 3*3 / free# JVEMV6 68#_262:1 / 68. theoretical-physics(tp) / topics=波動方程式,w=(iħ∂/∂t(ψ)=Hψ),doc=r-7-A1~1.1.1#10.5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3*3 / free# JVEMV6 68#_262:1 / 68. theoretical-physics(tp) / topics=波動方程式,w=(iħ∂/∂t(ψ)=Hψ),doc=r-7-A1~1.1.1#10.5,s=~,i=~,other=~">
            <text:p>:m RES 3*3 / free# JVEMV6 68#_262:1 / 68. theoretical-physics(tp) / topics=波動方程式,w=(iħ∂/∂t(ψ)=Hψ),doc=r-7-A1~1.1.1#10.5,s=~,i=~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5-21_18-18-21_000.mp4</text:p>
          </table:table-cell>
          <table:table-cell table:style-name="ce36" office:value-type="string">
            <text:p>:VIDEO / @自室 / 記録 / jap.flute / 演奏、play / R=1 / record,for=~,other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VIDEO / @自室 / 記録 / jap.flute / 演奏、play / R=1 / record,for=~,other=~,memo+">
            <text:p>:VIDEO / @自室 / 記録 / jap.flute / 演奏、play / R=1 / record,for=~,other=~,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5-21_18-18-41_000.mp4</text:p>
          </table:table-cell>
          <table:table-cell table:style-name="ce36" office:value-type="string">
            <text:p>:VIDEO / @自室 / 記録 / jap.flute / 演奏、play / R=2 / record,for=~,other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VIDEO / @自室 / 記録 / jap.flute / 演奏、play / R=2 / record,for=~,other=~,memo+">
            <text:p>:VIDEO / @自室 / 記録 / jap.flute / 演奏、play / R=2 / record,for=~,other=~,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5-21_18-29-24_000.mp4</text:p>
          </table:table-cell>
          <table:table-cell table:style-name="ce27" office:value-type="string">
            <text:p>:VIDEO / @自室 / 記録 / jap.flute / 演奏、play / R=3 / record,for=~,other=~,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VIDEO / @自室 / 記録 / jap.flute / 演奏、play / R=3 / record,for=~,other=~,memo+">
            <text:p>:VIDEO / @自室 / 記録 / jap.flute / 演奏、play / R=3 / record,for=~,other=~,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5-21_19-04-06_000.jpg</text:p>
          </table:table-cell>
          <table:table-cell table:style-name="ce36" office:value-type="string">
            <text:p>:m :篠笛,shinobue #*# / memo:song / song-id=~ / picture=~,content=~,notes=~,for=~,page=~,key=~,R=1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memo:song / song-id=~ / picture=~,content=~,notes=~,for=~,page=~,key=~,R=1,other=~ / N~">
            <text:p>:m :篠笛,shinobue #*# / memo:song / song-id=~ / picture=~,content=~,notes=~,for=~,page=~,key=~,R=1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5-21_19-04-18_000.jpg</text:p>
          </table:table-cell>
          <table:table-cell table:style-name="ce36" office:value-type="string">
            <text:p>:m :篠笛,shinobue #*# / memo:song / song-id=~ / picture=~,content=~,notes=~,for=~,page=~,key=~,R=2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memo:song / song-id=~ / picture=~,content=~,notes=~,for=~,page=~,key=~,R=2,other=~ / N~">
            <text:p>:m :篠笛,shinobue #*# / memo:song / song-id=~ / picture=~,content=~,notes=~,for=~,page=~,key=~,R=2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5-21_19-04-29_000.jpg</text:p>
          </table:table-cell>
          <table:table-cell table:style-name="ce27" office:value-type="string">
            <text:p>:m :篠笛,shinobue #*# / memo:song / song-id=~ / picture=~,content=~,notes=~,for=~,page=~,key=~,R=3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篠笛,shinobue #*# / memo:song / song-id=~ / picture=~,content=~,notes=~,for=~,page=~,key=~,R=3,other=~ / N~">
            <text:p>:m :篠笛,shinobue #*# / memo:song / song-id=~ / picture=~,content=~,notes=~,for=~,page=~,key=~,R=3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5-21_19-04-38_000.jpg</text:p>
          </table:table-cell>
          <table:table-cell table:style-name="ce27" office:value-type="string">
            <text:p>:m :篠笛,shinobue #*# / memo:song / song-id=~ / picture=~,content=~,notes=~,for=~,page=~,key=~,R=~,other=memo-id:0515-4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篠笛,shinobue #*# / memo:song / song-id=~ / picture=~,content=~,notes=~,for=~,page=~,key=~,R=~,other=memo-id:0515-4 / N~">
            <text:p>:m :篠笛,shinobue #*# / memo:song / song-id=~ / picture=~,content=~,notes=~,for=~,page=~,key=~,R=~,other=memo-id:0515-4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5-21_21-10-31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5-22_07-14-58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5-22_12-14-34_000.jpg</text:p>
          </table:table-cell>
          <table:table-cell table:style-name="ce36" office:value-type="string">
            <text:p>:m RES 1*2 / free# JVEMV6 68#_263:1 / 68. theoretical-physics(tp) / topics=波動方程式,w=次元解析,doc=r-7-A1~1.1.1#10-2,s=~,i=~,other=calc+;calc+;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*2 / free# JVEMV6 68#_263:1 / 68. theoretical-physics(tp) / topics=波動方程式,w=次元解析,doc=r-7-A1~1.1.1#10-2,s=~,i=~,other=calc+;calc+;memo+">
            <text:p>:m RES 1*2 / free# JVEMV6 68#_263:1 / 68. theoretical-physics(tp) / topics=波動方程式,w=次元解析,doc=r-7-A1~1.1.1#10-2,s=~,i=~,other=calc+;calc+;memo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5-22_12-14-51_000.jpg</text:p>
          </table:table-cell>
          <table:table-cell table:style-name="ce36" office:value-type="string">
            <text:p>:m RES 2*2 / free# JVEMV6 68#_263:1 / 68. theoretical-physics(tp) / topics=波動方程式,w=~,doc=r-7-A1~1.1.1#10-2,s=~,i=~,other=calc+:(μv*wπr=nh)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2*2 / free# JVEMV6 68#_263:1 / 68. theoretical-physics(tp) / topics=波動方程式,w=~,doc=r-7-A1~1.1.1#10-2,s=~,i=~,other=calc+:(μv*wπr=nh)">
            <text:p>:m RES 2*2 / free# JVEMV6 68#_263:1 / 68. theoretical-physics(tp) / topics=波動方程式,w=~,doc=r-7-A1~1.1.1#10-2,s=~,i=~,other=calc+:(μv*wπr=nh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5-22_13-12-1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5-22_14-51-30_000.jpg</text:p>
          </table:table-cell>
          <table:table-cell table:style-name="ce36" office:value-type="string">
            <text:p>:m :篠笛,shinobue #*# / memo:song / song-id=~ / picture=~,content=~,notes=~,for=~,page=~,key=~,R=1,other=~ / N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:篠笛,shinobue #*# / memo:song / song-id=~ / picture=~,content=~,notes=~,for=~,page=~,key=~,R=1,other=~ / N~">
            <text:p>:m :篠笛,shinobue #*# / memo:song / song-id=~ / picture=~,content=~,notes=~,for=~,page=~,key=~,R=1,other=~ / N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5-22_15-20-57_000.jpg</text:p>
          </table:table-cell>
          <table:table-cell table:style-name="ce36" office:value-type="string">
            <text:p>:m やることリスト / steps / occasion=掃除機をかける / for=トイレ；階段；押し入れ,at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やることリスト / steps / occasion=掃除機をかける / for=トイレ；階段；押し入れ,at=~,other=~">
            <text:p>:m やることリスト / steps / occasion=掃除機をかける / for=トイレ；階段；押し入れ,at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5-22_17-36-41_000.jpg</text:p>
          </table:table-cell>
          <table:table-cell table:style-name="ce36" office:value-type="string">
            <text:p>:m RES 1*1 / free# JVEMV6 68#_263:2 / 68. theoretical-physics(tp) / topics=波動方程式；量子条件,w=(∮pdq=nh),doc=r-7-A1~1.1.1#P-4,s=~,i=~,other=calc+;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1 / free# JVEMV6 68#_263:2 / 68. theoretical-physics(tp) / topics=波動方程式；量子条件,w=(∮pdq=nh),doc=r-7-A1~1.1.1#P-4,s=~,i=~,other=calc+;memo+">
            <text:p>:m RES 1*1 / free# JVEMV6 68#_263:2 / 68. theoretical-physics(tp) / topics=波動方程式；量子条件,w=(∮pdq=nh),doc=r-7-A1~1.1.1#P-4,s=~,i=~,other=calc+;memo+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5-22_19-01-01_000.jpg</text:p>
          </table:table-cell>
          <table:table-cell table:style-name="ce36" office:value-type="string">
            <text:p>:m :尺八,shakuhachi,bamboo #*# / memo:song / song-id=nie-jeszcze / picture=~,content=~,page=~,key=~,notes=~,for=~,R=~,other=~ / N~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:尺八,shakuhachi,bamboo #*# / memo:song / song-id=nie-jeszcze / picture=~,content=~,page=~,key=~,notes=~,for=~,R=~,other=~ / N~ ">
            <text:p>:m :尺八,shakuhachi,bamboo #*# / memo:song / song-id=nie-jeszcze / picture=~,content=~,page=~,key=~,notes=~,for=~,R=~,other=~ / N~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 office:value-type="string">
            <text:p>:m :PHOTO 寝た時刻 / 2022</text:p>
          </table:table-cell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9" office:value-type="string">
            <text:p>:m :PHOTO 起きた時刻（夜中） / 2022</text:p>
          </table:table-cell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 office:value-type="string">
            <text:p>:m :PHOTO 起きた時刻 / 2022</text:p>
          </table:table-cell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8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20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 table:number-rows-repeated="13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91]=&quot;&quot;;[.C91];CONCATENATE([.C91];&quot; / &quot;;[.E9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93]=&quot;&quot;;[.C93];CONCATENATE([.C93];&quot; / &quot;;[.E9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92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3" table:formula="of:=SUM([.C254:.C26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2">
            <text:p>2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54:Sheet1.C259" table:on-update-keep-styles="true" table:on-update-keep-size="false"/>
        <table:database-range table:name="XXX" table:target-range-address="Sheet1.B254:Sheet1.B254" table:on-update-keep-styles="true" table:on-update-keep-size="false"/>
        <table:database-range table:name="XXX_music" table:target-range-address="Sheet1.B255:Sheet1.B25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3">2022/05/23</text:date>, <text:time>09:2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23T09:24:19.03</dc:date>
    <dc:creator>iwabuchi ken</dc:creator>
    <meta:editing-duration>P47DT3H39M23S</meta:editing-duration>
    <meta:editing-cycles>15154</meta:editing-cycles>
    <meta:document-statistic meta:table-count="2" meta:cell-count="508" meta:object-count="0"/>
    <meta:user-defined meta:name="qrichtext">1</meta:user-defined>
  </office:meta>
</office:document-meta>
</file>